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personas</text:p>
          </table:table-cell>
          <table:table-cell office:value-type="string" calcext:value-type="string">
            <text:p>resultado</text:p>
          </table:table-cell>
          <table:table-cell office:value-type="string" calcext:value-type="string">
            <text:p>tipo_prueba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3614" calcext:value-type="float">
            <text:p>361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728" calcext:value-type="float">
            <text:p>72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19641" calcext:value-type="float">
            <text:p>1964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15616" calcext:value-type="float">
            <text:p>1561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4121" calcext:value-type="float">
            <text:p>412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1135" calcext:value-type="float">
            <text:p>113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20289" calcext:value-type="float">
            <text:p>2028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22920" calcext:value-type="float">
            <text:p>2292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4549" calcext:value-type="float">
            <text:p>454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1348" calcext:value-type="float">
            <text:p>134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21094" calcext:value-type="float">
            <text:p>2109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29690" calcext:value-type="float">
            <text:p>2969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5261" calcext:value-type="float">
            <text:p>526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1587" calcext:value-type="float">
            <text:p>158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22258" calcext:value-type="float">
            <text:p>2225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36606" calcext:value-type="float">
            <text:p>3660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5767" calcext:value-type="float">
            <text:p>576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1752" calcext:value-type="float">
            <text:p>175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25467" calcext:value-type="float">
            <text:p>2546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43520" calcext:value-type="float">
            <text:p>4352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6135" calcext:value-type="float">
            <text:p>613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3649" calcext:value-type="float">
            <text:p>364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26509" calcext:value-type="float">
            <text:p>2650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50823" calcext:value-type="float">
            <text:p>5082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6527" calcext:value-type="float">
            <text:p>652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3776" calcext:value-type="float">
            <text:p>377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26839" calcext:value-type="float">
            <text:p>2683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65074" calcext:value-type="float">
            <text:p>6507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6820" calcext:value-type="float">
            <text:p>682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4655" calcext:value-type="float">
            <text:p>465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28081" calcext:value-type="float">
            <text:p>2808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69829" calcext:value-type="float">
            <text:p>6982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7266" calcext:value-type="float">
            <text:p>726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5225" calcext:value-type="float">
            <text:p>522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28824" calcext:value-type="float">
            <text:p>2882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80153" calcext:value-type="float">
            <text:p>8015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7703" calcext:value-type="float">
            <text:p>770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5786" calcext:value-type="float">
            <text:p>578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29659" calcext:value-type="float">
            <text:p>296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84365" calcext:value-type="float">
            <text:p>8436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7983" calcext:value-type="float">
            <text:p>798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6437" calcext:value-type="float">
            <text:p>643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30479" calcext:value-type="float">
            <text:p>3047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90996" calcext:value-type="float">
            <text:p>9099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8363" calcext:value-type="float">
            <text:p>836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7265" calcext:value-type="float">
            <text:p>726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31665" calcext:value-type="float">
            <text:p>3166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96452" calcext:value-type="float">
            <text:p>9645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8964" calcext:value-type="float">
            <text:p>896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7361" calcext:value-type="float">
            <text:p>736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32392" calcext:value-type="float">
            <text:p>3239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99294" calcext:value-type="float">
            <text:p>9929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9471" calcext:value-type="float">
            <text:p>947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8366" calcext:value-type="float">
            <text:p>836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33277" calcext:value-type="float">
            <text:p>3327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104610" calcext:value-type="float">
            <text:p>10461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10062" calcext:value-type="float">
            <text:p>1006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9188" calcext:value-type="float">
            <text:p>918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34359" calcext:value-type="float">
            <text:p>343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116791" calcext:value-type="float">
            <text:p>11679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10808" calcext:value-type="float">
            <text:p>1080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10106" calcext:value-type="float">
            <text:p>1010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34907" calcext:value-type="float">
            <text:p>3490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129417" calcext:value-type="float">
            <text:p>12941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11432" calcext:value-type="float">
            <text:p>1143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10216" calcext:value-type="float">
            <text:p>1021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6192" calcext:value-type="float">
            <text:p>3619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140509" calcext:value-type="float">
            <text:p>14050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11845" calcext:value-type="float">
            <text:p>1184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13486" calcext:value-type="float">
            <text:p>1348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7701" calcext:value-type="float">
            <text:p>3770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155163" calcext:value-type="float">
            <text:p>15516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12725" calcext:value-type="float">
            <text:p>1272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14792" calcext:value-type="float">
            <text:p>1479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8591" calcext:value-type="float">
            <text:p>3859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166639" calcext:value-type="float">
            <text:p>16663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13132" calcext:value-type="float">
            <text:p>1313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15567" calcext:value-type="float">
            <text:p>1556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540" calcext:value-type="float">
            <text:p>3954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171324" calcext:value-type="float">
            <text:p>17132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13742" calcext:value-type="float">
            <text:p>1374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17448" calcext:value-type="float">
            <text:p>1744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798" calcext:value-type="float">
            <text:p>4079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195624" calcext:value-type="float">
            <text:p>19562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14384" calcext:value-type="float">
            <text:p>1438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19547" calcext:value-type="float">
            <text:p>1954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012" calcext:value-type="float">
            <text:p>4201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220319" calcext:value-type="float">
            <text:p>22031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14956" calcext:value-type="float">
            <text:p>1495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22020" calcext:value-type="float">
            <text:p>2202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3162" calcext:value-type="float">
            <text:p>4316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238114" calcext:value-type="float">
            <text:p>23811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15540" calcext:value-type="float">
            <text:p>1554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24919" calcext:value-type="float">
            <text:p>2491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44841" calcext:value-type="float">
            <text:p>4484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257198" calcext:value-type="float">
            <text:p>25719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16172" calcext:value-type="float">
            <text:p>1617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26362" calcext:value-type="float">
            <text:p>2636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46364" calcext:value-type="float">
            <text:p>4636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266706" calcext:value-type="float">
            <text:p>26670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16730" calcext:value-type="float">
            <text:p>1673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29198" calcext:value-type="float">
            <text:p>2919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47448" calcext:value-type="float">
            <text:p>4744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281720" calcext:value-type="float">
            <text:p>28172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17302" calcext:value-type="float">
            <text:p>1730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30070" calcext:value-type="float">
            <text:p>3007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48490" calcext:value-type="float">
            <text:p>4849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289630" calcext:value-type="float">
            <text:p>28963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17714" calcext:value-type="float">
            <text:p>1771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33475" calcext:value-type="float">
            <text:p>3347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49849" calcext:value-type="float">
            <text:p>4984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305541" calcext:value-type="float">
            <text:p>30554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18504" calcext:value-type="float">
            <text:p>1850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36313" calcext:value-type="float">
            <text:p>3631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1840" calcext:value-type="float">
            <text:p>5184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322801" calcext:value-type="float">
            <text:p>32280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19508" calcext:value-type="float">
            <text:p>1950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39018" calcext:value-type="float">
            <text:p>3901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3336" calcext:value-type="float">
            <text:p>5333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336158" calcext:value-type="float">
            <text:p>33615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20329" calcext:value-type="float">
            <text:p>2032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41518" calcext:value-type="float">
            <text:p>4151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54573" calcext:value-type="float">
            <text:p>5457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356770" calcext:value-type="float">
            <text:p>35677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20834" calcext:value-type="float">
            <text:p>2083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44181" calcext:value-type="float">
            <text:p>4418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54959" calcext:value-type="float">
            <text:p>549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374276" calcext:value-type="float">
            <text:p>37427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21310" calcext:value-type="float">
            <text:p>2131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45997" calcext:value-type="float">
            <text:p>4599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58596" calcext:value-type="float">
            <text:p>5859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379027" calcext:value-type="float">
            <text:p>37902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22036" calcext:value-type="float">
            <text:p>2203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46786" calcext:value-type="float">
            <text:p>4678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1640" calcext:value-type="float">
            <text:p>6164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382407" calcext:value-type="float">
            <text:p>38240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22735" calcext:value-type="float">
            <text:p>2273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49324" calcext:value-type="float">
            <text:p>4932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2859" calcext:value-type="float">
            <text:p>628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397251" calcext:value-type="float">
            <text:p>39725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23812" calcext:value-type="float">
            <text:p>2381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52494" calcext:value-type="float">
            <text:p>5249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4179" calcext:value-type="float">
            <text:p>6417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413017" calcext:value-type="float">
            <text:p>41301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24671" calcext:value-type="float">
            <text:p>2467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55933" calcext:value-type="float">
            <text:p>5593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5427" calcext:value-type="float">
            <text:p>6542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441261" calcext:value-type="float">
            <text:p>44126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25284" calcext:value-type="float">
            <text:p>2528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59211" calcext:value-type="float">
            <text:p>5921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67441" calcext:value-type="float">
            <text:p>6744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453447" calcext:value-type="float">
            <text:p>45344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26234" calcext:value-type="float">
            <text:p>2623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62307" calcext:value-type="float">
            <text:p>6230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0513" calcext:value-type="float">
            <text:p>7051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471428" calcext:value-type="float">
            <text:p>47142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26963" calcext:value-type="float">
            <text:p>2696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65310" calcext:value-type="float">
            <text:p>6531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3079" calcext:value-type="float">
            <text:p>7307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485261" calcext:value-type="float">
            <text:p>48526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27936" calcext:value-type="float">
            <text:p>2793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66997" calcext:value-type="float">
            <text:p>6699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4903" calcext:value-type="float">
            <text:p>7490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491296" calcext:value-type="float">
            <text:p>49129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28768" calcext:value-type="float">
            <text:p>2876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0715" calcext:value-type="float">
            <text:p>7071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6859" calcext:value-type="float">
            <text:p>768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503240" calcext:value-type="float">
            <text:p>50324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29690" calcext:value-type="float">
            <text:p>2969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4330" calcext:value-type="float">
            <text:p>7433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8791" calcext:value-type="float">
            <text:p>7879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532612" calcext:value-type="float">
            <text:p>53261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30351" calcext:value-type="float">
            <text:p>3035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8418" calcext:value-type="float">
            <text:p>7841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82002" calcext:value-type="float">
            <text:p>8200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545729" calcext:value-type="float">
            <text:p>54572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30823" calcext:value-type="float">
            <text:p>3082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80875" calcext:value-type="float">
            <text:p>8087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84658" calcext:value-type="float">
            <text:p>8465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554170" calcext:value-type="float">
            <text:p>55417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31347" calcext:value-type="float">
            <text:p>3134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84407" calcext:value-type="float">
            <text:p>8440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91402" calcext:value-type="float">
            <text:p>9140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581185" calcext:value-type="float">
            <text:p>58118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32127" calcext:value-type="float">
            <text:p>3212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87832" calcext:value-type="float">
            <text:p>8783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91422" calcext:value-type="float">
            <text:p>9142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609586" calcext:value-type="float">
            <text:p>60958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33136" calcext:value-type="float">
            <text:p>3313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90843" calcext:value-type="float">
            <text:p>9084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91755" calcext:value-type="float">
            <text:p>9175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625188" calcext:value-type="float">
            <text:p>62518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33782" calcext:value-type="float">
            <text:p>3378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95969" calcext:value-type="float">
            <text:p>9596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93672" calcext:value-type="float">
            <text:p>9367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652298" calcext:value-type="float">
            <text:p>65229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34581" calcext:value-type="float">
            <text:p>3458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101324" calcext:value-type="float">
            <text:p>10132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96476" calcext:value-type="float">
            <text:p>9647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672897" calcext:value-type="float">
            <text:p>67289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35632" calcext:value-type="float">
            <text:p>3563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106147" calcext:value-type="float">
            <text:p>10614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98213" calcext:value-type="float">
            <text:p>9821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688805" calcext:value-type="float">
            <text:p>68880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36700" calcext:value-type="float">
            <text:p>3670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111585" calcext:value-type="float">
            <text:p>11158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100863" calcext:value-type="float">
            <text:p>10086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714469" calcext:value-type="float">
            <text:p>71446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37650" calcext:value-type="float">
            <text:p>3765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118021" calcext:value-type="float">
            <text:p>11802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102955" calcext:value-type="float">
            <text:p>10295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754082" calcext:value-type="float">
            <text:p>75408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38673" calcext:value-type="float">
            <text:p>3867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125803" calcext:value-type="float">
            <text:p>12580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105494" calcext:value-type="float">
            <text:p>10549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788904" calcext:value-type="float">
            <text:p>78890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39716" calcext:value-type="float">
            <text:p>3971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130323" calcext:value-type="float">
            <text:p>13032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105909" calcext:value-type="float">
            <text:p>10590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00711" calcext:value-type="float">
            <text:p>80071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40185" calcext:value-type="float">
            <text:p>4018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134699" calcext:value-type="float">
            <text:p>13469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109274" calcext:value-type="float">
            <text:p>10927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08488" calcext:value-type="float">
            <text:p>80848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40601" calcext:value-type="float">
            <text:p>4060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38313" calcext:value-type="float">
            <text:p>13831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11627" calcext:value-type="float">
            <text:p>11162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825074" calcext:value-type="float">
            <text:p>82507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41820" calcext:value-type="float">
            <text:p>4182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141378" calcext:value-type="float">
            <text:p>14137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111953" calcext:value-type="float">
            <text:p>11195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840680" calcext:value-type="float">
            <text:p>84068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42406" calcext:value-type="float">
            <text:p>4240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144994" calcext:value-type="float">
            <text:p>14499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113777" calcext:value-type="float">
            <text:p>11377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853291" calcext:value-type="float">
            <text:p>85329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44018" calcext:value-type="float">
            <text:p>4401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147740" calcext:value-type="float">
            <text:p>14774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115151" calcext:value-type="float">
            <text:p>11515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866094" calcext:value-type="float">
            <text:p>86609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45884" calcext:value-type="float">
            <text:p>4588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150631" calcext:value-type="float">
            <text:p>15063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117654" calcext:value-type="float">
            <text:p>11765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877787" calcext:value-type="float">
            <text:p>87778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47253" calcext:value-type="float">
            <text:p>4725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152443" calcext:value-type="float">
            <text:p>15244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121035" calcext:value-type="float">
            <text:p>12103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883254" calcext:value-type="float">
            <text:p>88325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48271" calcext:value-type="float">
            <text:p>4827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155465" calcext:value-type="float">
            <text:p>15546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123448" calcext:value-type="float">
            <text:p>12344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00507" calcext:value-type="float">
            <text:p>90050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49551" calcext:value-type="float">
            <text:p>4955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159272" calcext:value-type="float">
            <text:p>15927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126201" calcext:value-type="float">
            <text:p>12620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20732" calcext:value-type="float">
            <text:p>92073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50545" calcext:value-type="float">
            <text:p>5054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64243" calcext:value-type="float">
            <text:p>16424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28819" calcext:value-type="float">
            <text:p>12881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938871" calcext:value-type="float">
            <text:p>93887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51605" calcext:value-type="float">
            <text:p>5160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69144" calcext:value-type="float">
            <text:p>16914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31538" calcext:value-type="float">
            <text:p>13153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963130" calcext:value-type="float">
            <text:p>96313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52833" calcext:value-type="float">
            <text:p>5283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72299" calcext:value-type="float">
            <text:p>17229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34604" calcext:value-type="float">
            <text:p>13460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978741" calcext:value-type="float">
            <text:p>97874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53957" calcext:value-type="float">
            <text:p>5395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75779" calcext:value-type="float">
            <text:p>17577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37115" calcext:value-type="float">
            <text:p>13711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993988" calcext:value-type="float">
            <text:p>99398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54803" calcext:value-type="float">
            <text:p>5480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78189" calcext:value-type="float">
            <text:p>17818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39792" calcext:value-type="float">
            <text:p>13979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03694" calcext:value-type="float">
            <text:p>100369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56097" calcext:value-type="float">
            <text:p>5609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81059" calcext:value-type="float">
            <text:p>18105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42720" calcext:value-type="float">
            <text:p>14272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6729" calcext:value-type="float">
            <text:p>101672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57217" calcext:value-type="float">
            <text:p>5721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83691" calcext:value-type="float">
            <text:p>18369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45035" calcext:value-type="float">
            <text:p>14503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31968" calcext:value-type="float">
            <text:p>103196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58473" calcext:value-type="float">
            <text:p>5847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85915" calcext:value-type="float">
            <text:p>18591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47950" calcext:value-type="float">
            <text:p>14795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47429" calcext:value-type="float">
            <text:p>104742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59312" calcext:value-type="float">
            <text:p>5931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88613" calcext:value-type="float">
            <text:p>18861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50781" calcext:value-type="float">
            <text:p>15078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62560" calcext:value-type="float">
            <text:p>106256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59886" calcext:value-type="float">
            <text:p>5988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91452" calcext:value-type="float">
            <text:p>19145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52111" calcext:value-type="float">
            <text:p>15211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79114" calcext:value-type="float">
            <text:p>107911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61136" calcext:value-type="float">
            <text:p>6113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93800" calcext:value-type="float">
            <text:p>19380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54797" calcext:value-type="float">
            <text:p>15479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94476" calcext:value-type="float">
            <text:p>109447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61754" calcext:value-type="float">
            <text:p>6175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95693" calcext:value-type="float">
            <text:p>19569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56461" calcext:value-type="float">
            <text:p>15646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104022" calcext:value-type="float">
            <text:p>110402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62850" calcext:value-type="float">
            <text:p>6285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97960" calcext:value-type="float">
            <text:p>19796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59390" calcext:value-type="float">
            <text:p>15939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119546" calcext:value-type="float">
            <text:p>111954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64401" calcext:value-type="float">
            <text:p>6440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200288" calcext:value-type="float">
            <text:p>20028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62992" calcext:value-type="float">
            <text:p>16299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133972" calcext:value-type="float">
            <text:p>113397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66001" calcext:value-type="float">
            <text:p>6600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202601" calcext:value-type="float">
            <text:p>20260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66729" calcext:value-type="float">
            <text:p>16672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148274" calcext:value-type="float">
            <text:p>114827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67491" calcext:value-type="float">
            <text:p>6749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204873" calcext:value-type="float">
            <text:p>20487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70397" calcext:value-type="float">
            <text:p>17039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161760" calcext:value-type="float">
            <text:p>116176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68681" calcext:value-type="float">
            <text:p>6868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207308" calcext:value-type="float">
            <text:p>20730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74128" calcext:value-type="float">
            <text:p>17412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175018" calcext:value-type="float">
            <text:p>117501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69529" calcext:value-type="float">
            <text:p>6952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209890" calcext:value-type="float">
            <text:p>20989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75786" calcext:value-type="float">
            <text:p>17578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189907" calcext:value-type="float">
            <text:p>118990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70215" calcext:value-type="float">
            <text:p>7021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212150" calcext:value-type="float">
            <text:p>21215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77196" calcext:value-type="float">
            <text:p>17719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201763" calcext:value-type="float">
            <text:p>120176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71129" calcext:value-type="float">
            <text:p>7112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214084" calcext:value-type="float">
            <text:p>21408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79145" calcext:value-type="float">
            <text:p>17914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215028" calcext:value-type="float">
            <text:p>121502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71953" calcext:value-type="float">
            <text:p>7195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216524" calcext:value-type="float">
            <text:p>21652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80785" calcext:value-type="float">
            <text:p>18078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230107" calcext:value-type="float">
            <text:p>123010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73082" calcext:value-type="float">
            <text:p>7308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218922" calcext:value-type="float">
            <text:p>21892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82917" calcext:value-type="float">
            <text:p>18291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245340" calcext:value-type="float">
            <text:p>124534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74043" calcext:value-type="float">
            <text:p>7404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221556" calcext:value-type="float">
            <text:p>22155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84993" calcext:value-type="float">
            <text:p>18499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260377" calcext:value-type="float">
            <text:p>126037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74869" calcext:value-type="float">
            <text:p>7486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224211" calcext:value-type="float">
            <text:p>22421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86734" calcext:value-type="float">
            <text:p>18673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276096" calcext:value-type="float">
            <text:p>127609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75847" calcext:value-type="float">
            <text:p>7584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226871" calcext:value-type="float">
            <text:p>22687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88944" calcext:value-type="float">
            <text:p>18894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291184" calcext:value-type="float">
            <text:p>129118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76943" calcext:value-type="float">
            <text:p>7694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228760" calcext:value-type="float">
            <text:p>22876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91191" calcext:value-type="float">
            <text:p>19119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303796" calcext:value-type="float">
            <text:p>130379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78174" calcext:value-type="float">
            <text:p>7817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231104" calcext:value-type="float">
            <text:p>23110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93773" calcext:value-type="float">
            <text:p>19377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318277" calcext:value-type="float">
            <text:p>131827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79788" calcext:value-type="float">
            <text:p>7978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233123" calcext:value-type="float">
            <text:p>23312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96832" calcext:value-type="float">
            <text:p>19683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332573" calcext:value-type="float">
            <text:p>133257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80761" calcext:value-type="float">
            <text:p>8076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235687" calcext:value-type="float">
            <text:p>23568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99012" calcext:value-type="float">
            <text:p>19901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347818" calcext:value-type="float">
            <text:p>134781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81835" calcext:value-type="float">
            <text:p>8183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237811" calcext:value-type="float">
            <text:p>23781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202051" calcext:value-type="float">
            <text:p>20205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361629" calcext:value-type="float">
            <text:p>136162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82692" calcext:value-type="float">
            <text:p>8269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240017" calcext:value-type="float">
            <text:p>24001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204271" calcext:value-type="float">
            <text:p>20427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377261" calcext:value-type="float">
            <text:p>137726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83852" calcext:value-type="float">
            <text:p>8385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242474" calcext:value-type="float">
            <text:p>24247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206382" calcext:value-type="float">
            <text:p>20638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392523" calcext:value-type="float">
            <text:p>139252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85095" calcext:value-type="float">
            <text:p>8509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245028" calcext:value-type="float">
            <text:p>24502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208400" calcext:value-type="float">
            <text:p>20840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405156" calcext:value-type="float">
            <text:p>140515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86332" calcext:value-type="float">
            <text:p>8633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247535" calcext:value-type="float">
            <text:p>24753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211437" calcext:value-type="float">
            <text:p>21143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418617" calcext:value-type="float">
            <text:p>141861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88275" calcext:value-type="float">
            <text:p>8827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249449" calcext:value-type="float">
            <text:p>24944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216049" calcext:value-type="float">
            <text:p>21604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430159" calcext:value-type="float">
            <text:p>14301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90047" calcext:value-type="float">
            <text:p>9004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251539" calcext:value-type="float">
            <text:p>25153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219699" calcext:value-type="float">
            <text:p>21969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442678" calcext:value-type="float">
            <text:p>144267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92081" calcext:value-type="float">
            <text:p>9208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253456" calcext:value-type="float">
            <text:p>25345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223765" calcext:value-type="float">
            <text:p>22376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454694" calcext:value-type="float">
            <text:p>145469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93816" calcext:value-type="float">
            <text:p>9381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255684" calcext:value-type="float">
            <text:p>25568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227845" calcext:value-type="float">
            <text:p>22784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464873" calcext:value-type="float">
            <text:p>146487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95340" calcext:value-type="float">
            <text:p>9534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258250" calcext:value-type="float">
            <text:p>25825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231170" calcext:value-type="float">
            <text:p>23117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478480" calcext:value-type="float">
            <text:p>147848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96250" calcext:value-type="float">
            <text:p>9625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261431" calcext:value-type="float">
            <text:p>26143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233503" calcext:value-type="float">
            <text:p>23350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493127" calcext:value-type="float">
            <text:p>149312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97634" calcext:value-type="float">
            <text:p>9763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264453" calcext:value-type="float">
            <text:p>26445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236877" calcext:value-type="float">
            <text:p>23687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510238" calcext:value-type="float">
            <text:p>151023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98951" calcext:value-type="float">
            <text:p>9895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267599" calcext:value-type="float">
            <text:p>26759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240147" calcext:value-type="float">
            <text:p>24014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527078" calcext:value-type="float">
            <text:p>152707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00489" calcext:value-type="float">
            <text:p>10048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270607" calcext:value-type="float">
            <text:p>27060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244039" calcext:value-type="float">
            <text:p>24403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543635" calcext:value-type="float">
            <text:p>154363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01936" calcext:value-type="float">
            <text:p>10193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274025" calcext:value-type="float">
            <text:p>27402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247485" calcext:value-type="float">
            <text:p>24748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560317" calcext:value-type="float">
            <text:p>156031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03684" calcext:value-type="float">
            <text:p>10368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276200" calcext:value-type="float">
            <text:p>27620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251982" calcext:value-type="float">
            <text:p>25198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574239" calcext:value-type="float">
            <text:p>157423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/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/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/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/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06210" calcext:value-type="float">
            <text:p>10621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283507" calcext:value-type="float">
            <text:p>28350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258101" calcext:value-type="float">
            <text:p>25810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602438" calcext:value-type="float">
            <text:p>160243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07470" calcext:value-type="float">
            <text:p>10747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287535" calcext:value-type="float">
            <text:p>28753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261610" calcext:value-type="float">
            <text:p>26161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614102" calcext:value-type="float">
            <text:p>161410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08299" calcext:value-type="float">
            <text:p>10829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292384" calcext:value-type="float">
            <text:p>29238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264580" calcext:value-type="float">
            <text:p>26458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628349" calcext:value-type="float">
            <text:p>162834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09425" calcext:value-type="float">
            <text:p>10942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298067" calcext:value-type="float">
            <text:p>29806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267324" calcext:value-type="float">
            <text:p>26732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643438" calcext:value-type="float">
            <text:p>164343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10830" calcext:value-type="float">
            <text:p>11083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303905" calcext:value-type="float">
            <text:p>30390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table:formula="of:= 382675 -[.B458]" office:value-type="float" office:value="271845" calcext:value-type="float">
            <text:p>27184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table:formula="of:= 1965721 - [.B460]" office:value-type="float" office:value="1693876" calcext:value-type="float">
            <text:p>169387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12221" calcext:value-type="float">
            <text:p>11222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309962" calcext:value-type="float">
            <text:p>30996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table:formula="of:= 388527 -[.B462]" office:value-type="float" office:value="276306" calcext:value-type="float">
            <text:p>27630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table:formula="of:= 1989421 - [.B463]" office:value-type="float" office:value="1679459" calcext:value-type="float">
            <text:p>16794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13766" calcext:value-type="float">
            <text:p>11376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315084" calcext:value-type="float">
            <text:p>31508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table:formula="of:=394372-[.B466]" office:value-type="float" office:value="280606" calcext:value-type="float">
            <text:p>28060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table:formula="of:= 2009674 -[.B467]" office:value-type="float" office:value="1694590" calcext:value-type="float">
            <text:p>169459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14796" calcext:value-type="float">
            <text:p>11479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318304" calcext:value-type="float">
            <text:p>31830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table:formula="of:=398042 - [.B470]" office:value-type="float" office:value="283246" calcext:value-type="float">
            <text:p>28324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table:formula="of:= 2019815 -[.B471]" office:value-type="float" office:value="1701511" calcext:value-type="float">
            <text:p>170151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16060" calcext:value-type="float">
            <text:p>11606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323830" calcext:value-type="float">
            <text:p>32383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table:formula="of:=402217-[.B474]" office:value-type="float" office:value="286157" calcext:value-type="float">
            <text:p>28615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table:formula="of:=2037967-[.B475]" office:value-type="float" office:value="1714137" calcext:value-type="float">
            <text:p>171413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17744" calcext:value-type="float">
            <text:p>11774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329880" calcext:value-type="float">
            <text:p>32988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table:formula="of:=408191-[.B478]" office:value-type="float" office:value="290447" calcext:value-type="float">
            <text:p>29044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table:formula="of:=2058554-[.B479]" office:value-type="float" office:value="1728674" calcext:value-type="float">
            <text:p>172867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19211" calcext:value-type="float">
            <text:p>11921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336198" calcext:value-type="float">
            <text:p>33619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table:formula="of:=413075-[.B482]" office:value-type="float" office:value="293864" calcext:value-type="float">
            <text:p>29386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table:formula="of:=2080354-[.B483]" office:value-type="float" office:value="1744156" calcext:value-type="float">
            <text:p>174415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20969" calcext:value-type="float">
            <text:p>12096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342906" calcext:value-type="float">
            <text:p>34290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table:formula="of:=419988-[.B486]" office:value-type="float" office:value="299019" calcext:value-type="float">
            <text:p>29901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table:formula="of:=2103005-[.B487]" office:value-type="float" office:value="1760099" calcext:value-type="float">
            <text:p>176009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21912" calcext:value-type="float">
            <text:p>12191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349100" calcext:value-type="float">
            <text:p>34910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table:formula="of:=424250-[.B490]" office:value-type="float" office:value="302338" calcext:value-type="float">
            <text:p>30233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table:formula="of:=2124189-[.B491]" office:value-type="float" office:value="1775089" calcext:value-type="float">
            <text:p>177508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23141" calcext:value-type="float">
            <text:p>12314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354883" calcext:value-type="float">
            <text:p>35488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table:formula="of:=430370-[.B494]" office:value-type="float" office:value="307229" calcext:value-type="float">
            <text:p>30722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table:formula="of:=2143321-[.B495]" office:value-type="float" office:value="1788438" calcext:value-type="float">
            <text:p>178843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24415" calcext:value-type="float">
            <text:p>12441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358718" calcext:value-type="float">
            <text:p>35871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table:formula="of:=435376-[.B498]" office:value-type="float" office:value="310961" calcext:value-type="float">
            <text:p>31096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table:formula="of:=2154702-[.B499]" office:value-type="float" office:value="1795984" calcext:value-type="float">
            <text:p>179598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25298" calcext:value-type="float">
            <text:p>12529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364382" calcext:value-type="float">
            <text:p>36438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table:formula="of:=439104-[.B502]" office:value-type="float" office:value="313806" calcext:value-type="float">
            <text:p>31380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table:formula="of:=2173495-[.B503]" office:value-type="float" office:value="1809113" calcext:value-type="float">
            <text:p>180911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27202" calcext:value-type="float">
            <text:p>12720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371353" calcext:value-type="float">
            <text:p>37135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table:formula="of:=447137-[.B506]" office:value-type="float" office:value="319935" calcext:value-type="float">
            <text:p>31993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table:formula="of:=2196327-[.B507]" office:value-type="float" office:value="1824974" calcext:value-type="float">
            <text:p>182497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29564" calcext:value-type="float">
            <text:p>12956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378432" calcext:value-type="float">
            <text:p>37843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table:formula="of:=456459-[.B510]" office:value-type="float" office:value="326895" calcext:value-type="float">
            <text:p>32689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table:formula="of:=2220555-[.B511]" office:value-type="float" office:value="1842123" calcext:value-type="float">
            <text:p>184212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31649" calcext:value-type="float">
            <text:p>13164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384647" calcext:value-type="float">
            <text:p>38464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table:formula="of:=464195-[.B514]" office:value-type="float" office:value="332546" calcext:value-type="float">
            <text:p>33254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table:formula="of:=2240927-[.B515]" office:value-type="float" office:value="1856280" calcext:value-type="float">
            <text:p>185628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3770" calcext:value-type="float">
            <text:p>13377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392033" calcext:value-type="float">
            <text:p>39203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table:formula="of:=472683 -[.B518]" office:value-type="float" office:value="338913" calcext:value-type="float">
            <text:p>33891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table:formula="of:=2265546-[.B519]" office:value-type="float" office:value="1873513" calcext:value-type="float">
            <text:p>187351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36366" calcext:value-type="float">
            <text:p>13636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399580" calcext:value-type="float">
            <text:p>39958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table:formula="of:=483094 - [.B522]" office:value-type="float" office:value="346728" calcext:value-type="float">
            <text:p>34672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table:formula="of:=2290318 - [.B523]" office:value-type="float" office:value="1890738" calcext:value-type="float">
            <text:p>189073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37904" calcext:value-type="float">
            <text:p>13790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403589" calcext:value-type="float">
            <text:p>40358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table:formula="of:=489641-[.B526]" office:value-type="float" office:value="351737" calcext:value-type="float">
            <text:p>35173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table:formula="of:=2303973-[.B527]" office:value-type="float" office:value="1900384" calcext:value-type="float">
            <text:p>190038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39813" calcext:value-type="float">
            <text:p>13981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409508" calcext:value-type="float">
            <text:p>40950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table:formula="of:=497857-[.B530]" office:value-type="float" office:value="358044" calcext:value-type="float">
            <text:p>35804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table:formula="of:=2321086-[.B531]" office:value-type="float" office:value="1911578" calcext:value-type="float">
            <text:p>191157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42012" calcext:value-type="float">
            <text:p>14201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416408" calcext:value-type="float">
            <text:p>41640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table:formula="of:=506901 -[.B534]" office:value-type="float" office:value="364889" calcext:value-type="float">
            <text:p>36488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table:formula="of:=2345110-[.B535]" office:value-type="float" office:value="1928702" calcext:value-type="float">
            <text:p>192870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44230" calcext:value-type="float">
            <text:p>14423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422829" calcext:value-type="float">
            <text:p>42282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table:formula="of:=515360-[.B538]" office:value-type="float" office:value="371130" calcext:value-type="float">
            <text:p>37113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table:formula="of:=2368502-[.B539]" office:value-type="float" office:value="1945673" calcext:value-type="float">
            <text:p>194567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46233" calcext:value-type="float">
            <text:p>14623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429834" calcext:value-type="float">
            <text:p>42983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table:formula="of:=523817-[.B542]" office:value-type="float" office:value="377584" calcext:value-type="float">
            <text:p>37758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table:formula="of:=2391555-[.B543]" office:value-type="float" office:value="1961721" calcext:value-type="float">
            <text:p>196172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47991" calcext:value-type="float">
            <text:p>14799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437245" calcext:value-type="float">
            <text:p>43724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table:formula="of:=532097-[.B546]" office:value-type="float" office:value="384106" calcext:value-type="float">
            <text:p>38410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table:formula="of:=2418492-[.B547]" office:value-type="float" office:value="1981247" calcext:value-type="float">
            <text:p>198124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49448" calcext:value-type="float">
            <text:p>14944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444878" calcext:value-type="float">
            <text:p>44487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table:formula="of:=538983 -[.B550]" office:value-type="float" office:value="389535" calcext:value-type="float">
            <text:p>38953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table:formula="of:=2446799-[.B551]" office:value-type="float" office:value="2001921" calcext:value-type="float">
            <text:p>200192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50440" calcext:value-type="float">
            <text:p>15044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449998" calcext:value-type="float">
            <text:p>44999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table:formula="of:=544232 -[.B554]" office:value-type="float" office:value="393792" calcext:value-type="float">
            <text:p>39379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table:formula="of:=2462761-[.B555]" office:value-type="float" office:value="2012763" calcext:value-type="float">
            <text:p>201276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51772" calcext:value-type="float">
            <text:p>15177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455610" calcext:value-type="float">
            <text:p>45561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table:formula="of:=549359 -[.B558]" office:value-type="float" office:value="397587" calcext:value-type="float">
            <text:p>39758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table:formula="of:=2483385 -[.B559]" office:value-type="float" office:value="2027775" calcext:value-type="float">
            <text:p>202777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52517" calcext:value-type="float">
            <text:p>15251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460861" calcext:value-type="float">
            <text:p>46086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table:formula="of:=552929-[.B562]" office:value-type="float" office:value="400412" calcext:value-type="float">
            <text:p>40041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table:formula="of:=2502921-[.B563]" office:value-type="float" office:value="2042060" calcext:value-type="float">
            <text:p>204206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54197" calcext:value-type="float">
            <text:p>15419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467800" calcext:value-type="float">
            <text:p>46780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table:formula="of:=560705-[.B566]" office:value-type="float" office:value="406508" calcext:value-type="float">
            <text:p>40650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table:formula="of:=2528754 -[.B567]" office:value-type="float" office:value="2060954" calcext:value-type="float">
            <text:p>206095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55479" calcext:value-type="float">
            <text:p>15547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474482" calcext:value-type="float">
            <text:p>47448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table:formula="of:=568104 -[.B570]" office:value-type="float" office:value="412625" calcext:value-type="float">
            <text:p>41262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table:formula="of:=2555972-[.B571]" office:value-type="float" office:value="2081490" calcext:value-type="float">
            <text:p>208149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57251" calcext:value-type="float">
            <text:p>15725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482184" calcext:value-type="float">
            <text:p>48218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table:formula="of:=576561-[.B574]" office:value-type="float" office:value="419310" calcext:value-type="float">
            <text:p>41931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table:formula="of:=2580118 -[.B575]" office:value-type="float" office:value="2097934" calcext:value-type="float">
            <text:p>209793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58517" calcext:value-type="float">
            <text:p>15851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488649" calcext:value-type="float">
            <text:p>48864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table:formula="of:=584232-[.B578]" office:value-type="float" office:value="425715" calcext:value-type="float">
            <text:p>42571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table:formula="of:=2607618 - [.B579]" office:value-type="float" office:value="2118969" calcext:value-type="float">
            <text:p>211896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5">00/00/0000</text:date>, <text:time style:data-style-name="N2" text:time-value="12:41:36.84915065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4-08T17:37:30.752380112</meta:creation-date>
    <dc:date>2020-09-05T13:02:00.937474485</dc:date>
    <dc:creator>Jesus Castagnetto</dc:creator>
    <meta:editing-duration>P1DT19H2M7S</meta:editing-duration>
    <meta:editing-cycles>151</meta:editing-cycles>
    <meta:generator>LibreOffice/6.4.3.2$Linux_X86_64 LibreOffice_project/40$Build-2</meta:generator>
    <meta:document-statistic meta:table-count="1" meta:cell-count="2320" meta:object-count="0"/>
  </office:meta>
</office:document-meta>
</file>